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1" svg:font-family="Times-Bold" style:font-family-generic="system" style:font-pitch="variable"/>
    <style:font-face style:name="Times-Roman1" svg:font-family="Times-Roma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/>
    </style:style>
    <style:style style:name="P2" style:family="paragraph" style:parent-style-name="Standard">
      <style:paragraph-properties fo:margin-top="0mm" fo:margin-bottom="0mm" fo:line-height="100%"/>
    </style:style>
    <style:style style:name="P3" style:family="paragraph" style:parent-style-name="Standard">
      <style:paragraph-properties fo:margin-top="0mm" fo:margin-bottom="0mm" fo:line-height="100%" fo:text-align="center" style:justify-single-word="false"/>
    </style:style>
    <style:style style:name="P4" style:family="paragraph" style:parent-style-name="Standard">
      <style:paragraph-properties fo:margin-top="0mm" fo:margin-bottom="0mm" fo:line-height="100%"/>
      <style:text-properties style:font-name="Times-Bold" fo:font-size="14pt" fo:font-weight="bold" style:font-size-asian="14pt" style:font-weight-asian="bold" style:font-name-complex="Times-Bold1" style:font-size-complex="14pt" style:font-weight-complex="bold"/>
    </style:style>
    <style:style style:name="P5" style:family="paragraph" style:parent-style-name="Standard">
      <style:paragraph-properties fo:margin-top="0mm" fo:margin-bottom="0mm" fo:line-height="100%"/>
      <style:text-properties style:font-name="Times-Bold" fo:font-weight="bold" style:font-weight-asian="bold" style:font-name-complex="Times-Bold1" style:font-size-complex="12pt" style:font-weight-complex="bold"/>
    </style:style>
    <style:style style:name="P6" style:family="paragraph" style:parent-style-name="Standard">
      <style:paragraph-properties fo:margin-top="0mm" fo:margin-bottom="0mm" fo:line-height="100%"/>
      <style:text-properties style:font-name="Times-Roman" style:font-name-complex="Times-Roman1" style:font-size-complex="12pt"/>
    </style:style>
    <style:style style:name="P7" style:family="paragraph" style:parent-style-name="Standard">
      <style:paragraph-properties fo:margin-top="0mm" fo:margin-bottom="0mm"/>
      <style:text-properties style:font-name="Calibri" style:font-name-asian="Arial" style:font-name-complex="Arial" style:font-weight-complex="bold"/>
    </style:style>
    <style:style style:name="P8" style:family="paragraph" style:parent-style-name="Standard" style:master-page-name="Standard">
      <style:paragraph-properties fo:margin-top="0mm" fo:margin-bottom="0mm" fo:line-height="100%" fo:text-align="center" style:justify-single-word="false" style:page-number="auto"/>
    </style:style>
    <style:style style:name="P9" style:family="paragraph" style:parent-style-name="Standard">
      <style:paragraph-properties fo:margin-left="0mm" fo:margin-right="0mm" fo:margin-top="0mm" fo:margin-bottom="0mm" fo:line-height="100%" fo:text-indent="12.7mm" style:auto-text-indent="false"/>
    </style:style>
    <style:style style:name="P10" style:family="paragraph" style:parent-style-name="Standard">
      <style:paragraph-properties fo:margin-left="12.7mm" fo:margin-right="0mm" fo:margin-top="0mm" fo:margin-bottom="0mm" fo:line-height="100%" fo:text-indent="0mm" style:auto-text-indent="false"/>
    </style:style>
    <style:style style:name="P11" style:family="paragraph" style:parent-style-name="Standard">
      <style:paragraph-properties fo:margin-left="12.7mm" fo:margin-right="0mm" fo:margin-top="0mm" fo:margin-bottom="0mm" fo:line-height="100%" fo:text-indent="0mm" style:auto-text-indent="false"/>
      <style:text-properties style:font-name="Times-Roman" style:font-name-complex="Times-Roman1" style:font-size-complex="12pt"/>
    </style:style>
    <style:style style:name="T1" style:family="text">
      <style:text-properties style:font-name="Times-Bold" style:font-name-complex="Times-Bold1" style:font-size-complex="12pt" style:font-weight-complex="bold"/>
    </style:style>
    <style:style style:name="T2" style:family="text">
      <style:text-properties style:font-name="Times-Bold" fo:font-size="14pt" fo:font-weight="bold" style:font-size-asian="14pt" style:font-weight-asian="bold" style:font-name-complex="Times-Bold1" style:font-size-complex="14pt" style:font-weight-complex="bold"/>
    </style:style>
    <style:style style:name="T3" style:family="text">
      <style:text-properties style:font-name="Times-Bold" fo:font-weight="bold" style:font-weight-asian="bold" style:font-name-complex="Times-Bold1" style:font-size-complex="12pt" style:font-weight-complex="bold"/>
    </style:style>
    <style:style style:name="T4" style:family="text">
      <style:text-properties style:font-name="Times-Roman" style:font-name-complex="Times-Roman1" style:font-size-complex="12pt"/>
    </style:style>
    <style:style style:name="T5" style:family="text">
      <style:text-properties style:font-name="Times-Roman" style:text-underline-style="solid" style:text-underline-width="auto" style:text-underline-color="font-color" style:font-name-complex="Times-Roman1" style:font-size-complex="12pt"/>
    </style:style>
    <style:style style:name="T6" style:family="text">
      <style:text-properties style:font-name="Calibri" style:font-name-asian="Arial" style:font-name-complex="Ari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«Company»</text:span></text:p>
      <text:p text:style-name="P3"><text:span text:style-name="T2">UEN:«UEN»</text:span></text:p>
      <text:p text:style-name="P3"><text:span text:style-name="T3">(Incorporated in the Republic of Singapore)</text:span></text:p>
      <text:p text:style-name="P3"><text:span text:style-name="T3">DIRECTORS' RESOLUTION PASSED PURSUANT TO THE</text:span></text:p>
      <text:p text:style-name="P3"><text:span text:style-name="T3">COMPANY'S ARTICLES OF ASSOCIATION</text:span></text:p>
      <text:p text:style-name="P2"><text:span text:style-name="T2">_________________________________________________________________</text:span></text:p>
      <text:p text:style-name="P4"/>
      <text:p text:style-name="P2"><text:span text:style-name="T2"><text:tab/></text:span></text:p>
      <text:p text:style-name="P9"><text:span text:style-name="T3">AUTHORITY TO CONVENE EXTRAORDINARY GENERAL MEETING</text:span></text:p>
      <text:p text:style-name="P10"><text:span text:style-name="T4">Notice of an Extraordinary General Meeting of the Company to be held at «CBlock», «CStreet_Name», #«CLevel»-«CUnit» Singapore <text:s/>(«CPostal») on _</text:span><text:span text:style-name="T5">«FY_DD»-«FYMM»-«FYYYYY»</text:span><text:span text:style-name="T4"> at 1.00pm for the purpose of considering and if thought fit, passing the following as a Special Resolution: -</text:span></text:p>
      <text:p text:style-name="P6"/>
      <text:p text:style-name="P6"/>
      <text:p text:style-name="P5"/>
      <text:p text:style-name="P9"><text:span text:style-name="T3">STRIKING OF COMPANY NAME OFF THE REGISTER</text:span></text:p>
      <text:p text:style-name="P10"><text:span text:style-name="T4">That subject to the approval of ACRA, the name of the Company be struck off from the register.</text:span></text:p>
      <text:p text:style-name="P11"/>
      <text:p text:style-name="P11"/>
      <text:p text:style-name="P10"><text:span text:style-name="T4">That to received financial </text:span><text:span text:style-name="T1">period from «Incorporation_Date» to «FY_DD»-«FYMM»-«FYYYYY»</text:span><text:span text:style-name="T4">.</text:span></text:p>
      <text:p text:style-name="P11"/>
      <text:p text:style-name="P11"/>
      <text:p text:style-name="P10"><text:span text:style-name="T4">That the notice of the Meeting be issued to all persons entitled to receive the same.</text:span></text:p>
      <text:p text:style-name="P6"/>
      <text:p text:style-name="P6"/>
      <text:p text:style-name="P6"/>
      <text:p text:style-name="P6"/>
      <text:p text:style-name="P9"><text:span text:style-name="T4">Dated this </text:span><text:span text:style-name="T5">«FY_DD»-«FYMM»-«FYYYYY»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6">______________________<text:tab/><text:tab/><text:tab/><text:tab/></text:span></text:p>
      <text:p text:style-name="P1"><text:span text:style-name="T6">«D1Name»<text:tab/><text:tab/><text:tab/><text:tab/></text:span></text:p>
      <text:p text:style-name="P1"><text:span text:style-name="T6">Director<text:tab/><text:tab/><text:tab/><text:tab/><text:tab/><text:tab/></text:span></text:p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1" svg:font-family="Times-Bold" style:font-family-generic="system" style:font-pitch="variable"/>
    <style:font-face style:name="Times-Roman1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Sally Khor</dc:creator>
    <meta:editing-cycles>7</meta:editing-cycles>
    <meta:print-date>2014-12-29T01:33:00</meta:print-date>
    <meta:creation-date>2015-06-27T06:21:00</meta:creation-date>
    <dc:date>2015-06-27T13:16:00</dc:date>
    <meta:editing-duration>PT2S</meta:editing-duration>
    <meta:generator>LibreOffice/3.5$Linux_X86_64 LibreOffice_project/350m1$Build-2</meta:generator>
    <meta:document-statistic meta:table-count="0" meta:image-count="0" meta:object-count="0" meta:page-count="1" meta:paragraph-count="17" meta:word-count="120" meta:character-count="923" meta:non-whitespace-character-count="80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